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8008in"/>
    </style:style>
    <style:style style:name="co2" style:family="table-column">
      <style:table-column-properties fo:break-before="auto" style:column-width="0.6472in"/>
    </style:style>
    <style:style style:name="co3" style:family="table-column">
      <style:table-column-properties fo:break-before="auto" style:column-width="0.76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508in"/>
    </style:style>
    <style:style style:name="co6" style:family="table-column">
      <style:table-column-properties fo:break-before="auto" style:column-width="3.4736in"/>
    </style:style>
    <style:style style:name="co7" style:family="table-column">
      <style:table-column-properties fo:break-before="auto" style:column-width="2.4335in"/>
    </style:style>
    <style:style style:name="co8" style:family="table-column">
      <style:table-column-properties fo:break-before="auto" style:column-width="2.1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imbus Sans" style:font-name-complex="Nimbus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teile</text:p>
          </table:table-cell>
          <table:table-cell table:style-name="ce1" office:value-type="string" calcext:value-type="string">
            <text:p>Mixer St.</text:p>
          </table:table-cell>
          <table:table-cell table:style-name="ce1" office:value-type="string" calcext:value-type="string">
            <text:p>Motion St.</text:p>
          </table:table-cell>
          <table:table-cell table:style-name="ce1" office:value-type="string" calcext:value-type="string">
            <text:p>St./EUR</text:p>
          </table:table-cell>
          <table:table-cell table:style-name="ce1" office:value-type="string" calcext:value-type="string">
            <text:p>Sum St.</text:p>
          </table:table-cell>
          <table:table-cell table:style-name="ce1" office:value-type="string" calcext:value-type="string">
            <text:p>Sum €</text:p>
          </table:table-cell>
          <table:table-cell table:style-name="ce1" office:value-type="string" calcext:value-type="string">
            <text:p>entwicklungs Kosten</text:p>
          </table:table-cell>
          <table:table-cell table:number-columns-repeated="2"/>
          <table:table-cell table:style-name="ce1" office:value-type="string" calcext:value-type="string">
            <text:p>link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teens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87" calcext:value-type="float">
            <text:p>25.87</text:p>
          </table:table-cell>
          <table:table-cell office:value-type="float" office:value="2" calcext:value-type="float">
            <text:p>2</text:p>
          </table:table-cell>
          <table:table-cell table:formula="of:=[.E2]*[.D2]" office:value-type="float" office:value="51.74" calcext:value-type="float">
            <text:p>51.74</text:p>
          </table:table-cell>
          <table:table-cell table:number-columns-repeated="3"/>
          <table:table-cell office:value-type="string" calcext:value-type="string">
            <text:p>https://www.mouser.de/ProductDetail/SparkFun/DEV-16771?qs=vmHwEFxEFR%2FenEKd%2FmWpTA%3D%3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c405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table:formula="of:=[.E3]*[.D3]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https://www.mouser.de/ProductDetail/Texas-Instruments/CD74HC4051E?qs=LfG3tU9ud8CbsH7xUrF9XA%3D%3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st xh 2.54 3pol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formula="of:=[.E4]*[.D4]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https://www.alibaba.com/product-detail/JST-XH2-54-XH-2-54mm_62277093861.html?spm=a2700.7724857.0.0.676413d68kHZN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st xh 2.54 4po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ti mono digi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[.E6]*[.D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ti stereo 47kOh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fl bt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E8]*[.D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rix bt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E9]*[.D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cod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E10]*[.D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[.E11]*[.D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la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E12]*[.D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v Netzei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[.E13]*[.D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A 8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[.E14]*[.D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nchBuxen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[.E15]*[.D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LRw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E16]*[.D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reo Klinke 6,3m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E17]*[.D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i Kaps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8]*[.D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]*[.D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]*[.D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1]*[.D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2]*[.D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3]*[.D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4]*[.D2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5]*[.D2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6]*[.D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7]*[.D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8]*[.D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9]*[.D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0]*[.D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1]*[.D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2]*[.D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3]*[.D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4]*[.D3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5]*[.D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6]*[.D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7]*[.D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8]*[.D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9]*[.D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0]*[.D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1]*[.D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2]*[.D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3]*[.D4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4]*[.D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5]*[.D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6]*[.D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7]*[.D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8]*[.D4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9]*[.D4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0]*[.D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9"/>
          <table:table-cell office:value-type="string" calcext:value-type="string">
            <text:p>c</text:p>
          </table:table-cell>
          <table:table-cell table:number-columns-repeated="1014"/>
        </table:table-row>
      </table:table>
      <table:table table:name="tech Spax" table:style-name="ta1">
        <table:table-column table:style-name="co7" table:default-cell-style-name="Default"/>
        <table:table-column table:style-name="co8" table:default-cell-style-name="Default"/>
        <table:table-column table:style-name="co4" table:number-columns-repeated="1022" table:default-cell-style-name="Default"/>
        <table:table-row table:style-name="ro1">
          <table:table-cell table:style-name="ce1" office:value-type="string" calcext:value-type="string">
            <text:p>Eigenschaft</text:p>
          </table:table-cell>
          <table:table-cell table:style-name="ce1" office:value-type="string" calcext:value-type="string">
            <text:p>stpack </text:p>
          </table:table-cell>
          <table:table-cell table:style-name="ce1" table:number-columns-repeated="1022"/>
        </table:table-row>
        <table:table-row table:style-name="ro1">
          <table:table-cell table:style-name="ce2" office:value-type="string" calcext:value-type="string">
            <text:p>Hardware</text:p>
          </table:table-cell>
          <table:table-cell table:style-name="ce4" table:number-columns-repeated="1023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230V A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 Audio input, Stereo</text:p>
          </table:table-cell>
          <table:table-cell office:value-type="string" calcext:value-type="string">
            <text:p>Phono or Line (RC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 Audio input Mono</text:p>
          </table:table-cell>
          <table:table-cell office:value-type="string" calcext:value-type="string">
            <text:p>Mic or Line (XLR or RC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 Audio output, 5.1</text:p>
          </table:table-cell>
          <table:table-cell office:value-type="string" calcext:value-type="string">
            <text:p>XLRm (True Multichannel, ambisonic vbap, stereosplay, mono, noDolb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 Gain</text:p>
          </table:table-cell>
          <table:table-cell office:value-type="string" calcext:value-type="string">
            <text:p>-inf to 0d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 Eq 3-Band</text:p>
          </table:table-cell>
          <table:table-cell office:value-type="string" calcext:value-type="string">
            <text:p>total kill hf/lf, mid -inf to 0d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dio Analog Lavel </text:p>
          </table:table-cell>
          <table:table-cell office:value-type="string" calcext:value-type="string">
            <text:p>+4dB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dio Digital </text:p>
          </table:table-cell>
          <table:table-cell office:value-type="string" calcext:value-type="string">
            <text:p>JackNET I/O, RJ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ter 3-Band Dynamix</text:p>
          </table:table-cell>
          <table:table-cell office:value-type="string" calcext:value-type="string">
            <text:p>More fun :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nel Volume</text:p>
          </table:table-cell>
          <table:table-cell office:value-type="string" calcext:value-type="string">
            <text:p>4 Stereo, 2 mono, -inf – 0d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ter Volume</text:p>
          </table:table-cell>
          <table:table-cell office:value-type="string" calcext:value-type="string">
            <text:p>-inf to 0d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ultiday Display</text:p>
          </table:table-cell>
          <table:table-cell office:value-type="string" calcext:value-type="string">
            <text:p>fancy interface to see AND record channel motions in your 3d Audio Sphere – whaaat?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setbank, 4 Buttons per channel</text:p>
          </table:table-cell>
          <table:table-cell office:value-type="string" calcext:value-type="string">
            <text:p>rec and play multiday Mo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 selektion per chanel</text:p>
          </table:table-cell>
          <table:table-cell office:value-type="string" calcext:value-type="string">
            <text:p><text:span text:style-name="T1">Mono, Sterio, Vbap, </text:span>Ambisonic,(WF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verb send per chan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dth per chanal 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" office:value-type="string" calcext:value-type="string">
            <text:p>Funktionen</text:p>
          </table:table-cell>
          <table:table-cell table:style-name="ce3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" style:language-asian="zh" style:country-asian="CN" style:font-name-complex="Nimbus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9T20:00:47.278918453</meta:creation-date>
    <dc:date>2020-11-20T01:45:05.067461295</dc:date>
    <meta:editing-duration>PT2H21M21S</meta:editing-duration>
    <meta:editing-cycles>2</meta:editing-cycles>
    <meta:generator>LibreOffice/7.0.3.1$Linux_X86_64 LibreOffice_project/00$Build-1</meta:generator>
    <meta:document-statistic meta:table-count="2" meta:cell-count="151" meta:object-count="0"/>
  </office:meta>
</office:document-meta>
</file>